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xchangeReflectiveProcessorTests.registerReflectiveHintsForMethodWithRequestBody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xchangeReflectiveProcessorTests.registerReflectiveHintsForMethodWith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ponse.Respons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